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rcst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caleabbr</text:p>
          </table:table-cell>
          <table:table-cell office:value-type="string" calcext:value-type="string">
            <text:p>postal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3/8/13 1:11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83.86.153.2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/>
          <table:table-cell office:value-type="float" office:value="52.1763" calcext:value-type="float">
            <text:p>52.1763</text:p>
          </table:table-cell>
          <table:table-cell office:value-type="float" office:value="4.5282" calcext:value-type="float">
            <text:p>4.5282</text:p>
          </table:table-cell>
        </table:table-row>
        <table:table-row table:style-name="ro1">
          <table:table-cell office:value-type="string" calcext:value-type="string">
            <text:p>3/8/13 1:12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83.11.89.16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P</text:p>
          </table:table-cell>
          <table:table-cell/>
          <table:table-cell office:value-type="float" office:value="52.5931" calcext:value-type="float">
            <text:p>52.5931</text:p>
          </table:table-cell>
          <table:table-cell office:value-type="float" office:value="19.0894" calcext:value-type="float">
            <text:p>19.0894</text:p>
          </table:table-cell>
        </table:table-row>
        <table:table-row table:style-name="ro1">
          <table:table-cell office:value-type="string" calcext:value-type="string">
            <text:p>3/8/13 1:14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218.76.65.102</text:p>
          </table:table-cell>
          <table:table-cell office:value-type="string" calcext:value-type="string">
            <text:p>C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1792" calcext:value-type="float">
            <text:p>28.1792</text:p>
          </table:table-cell>
          <table:table-cell office:value-type="float" office:value="113.1136" calcext:value-type="float">
            <text:p>113.1136</text:p>
          </table:table-cell>
        </table:table-row>
        <table:table-row table:style-name="ro1">
          <table:table-cell office:value-type="string" calcext:value-type="string">
            <text:p>3/8/13 1:14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218.76.65.102</text:p>
          </table:table-cell>
          <table:table-cell office:value-type="string" calcext:value-type="string">
            <text:p>C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1792" calcext:value-type="float">
            <text:p>28.1792</text:p>
          </table:table-cell>
          <table:table-cell office:value-type="float" office:value="113.1136" calcext:value-type="float">
            <text:p>113.1136</text:p>
          </table:table-cell>
        </table:table-row>
        <table:table-row table:style-name="ro1">
          <table:table-cell office:value-type="string" calcext:value-type="string">
            <text:p>3/8/13 1:16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24.134.137.24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I</text:p>
          </table:table-cell>
          <table:table-cell office:value-type="float" office:value="26386" calcext:value-type="float">
            <text:p>26386</text:p>
          </table:table-cell>
          <table:table-cell office:value-type="float" office:value="53.5568" calcext:value-type="float">
            <text:p>53.5568</text:p>
          </table:table-cell>
          <table:table-cell office:value-type="float" office:value="8.1266" calcext:value-type="float">
            <text:p>8.1266</text:p>
          </table:table-cell>
        </table:table-row>
        <table:table-row table:style-name="ro1">
          <table:table-cell office:value-type="string" calcext:value-type="string">
            <text:p>3/8/13 1:16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7.41.246.218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1:17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222.241.150.140</text:p>
          </table:table-cell>
          <table:table-cell office:value-type="string" calcext:value-type="string">
            <text:p>C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1792" calcext:value-type="float">
            <text:p>28.1792</text:p>
          </table:table-cell>
          <table:table-cell office:value-type="float" office:value="113.1136" calcext:value-type="float">
            <text:p>113.1136</text:p>
          </table:table-cell>
        </table:table-row>
        <table:table-row table:style-name="ro1">
          <table:table-cell office:value-type="string" calcext:value-type="string">
            <text:p>3/8/13 1:1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1.147.103.139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1:19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95.76.180.6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BZ</text:p>
          </table:table-cell>
          <table:table-cell/>
          <table:table-cell office:value-type="float" office:value="45.15" calcext:value-type="float">
            <text:p>45.15</text:p>
          </table:table-cell>
          <table:table-cell office:value-type="float" office:value="26.8333" calcext:value-type="float">
            <text:p>26.8333</text:p>
          </table:table-cell>
        </table:table-row>
        <table:table-row table:style-name="ro1">
          <table:table-cell office:value-type="string" calcext:value-type="string">
            <text:p>3/8/13 1:2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95.76.180.6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BZ</text:p>
          </table:table-cell>
          <table:table-cell/>
          <table:table-cell office:value-type="float" office:value="45.15" calcext:value-type="float">
            <text:p>45.15</text:p>
          </table:table-cell>
          <table:table-cell office:value-type="float" office:value="26.8333" calcext:value-type="float">
            <text:p>26.8333</text:p>
          </table:table-cell>
        </table:table-row>
        <table:table-row table:style-name="ro1">
          <table:table-cell office:value-type="string" calcext:value-type="string">
            <text:p>3/8/13 1:2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0.173.14.75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1:21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19.184.124.10</text:p>
          </table:table-cell>
          <table:table-cell office:value-type="string" calcext:value-type="string">
            <text:p>CN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.6683" calcext:value-type="float">
            <text:p>36.6683</text:p>
          </table:table-cell>
          <table:table-cell office:value-type="float" office:value="116.9972" calcext:value-type="float">
            <text:p>116.9972</text:p>
          </table:table-cell>
        </table:table-row>
        <table:table-row table:style-name="ro1">
          <table:table-cell office:value-type="string" calcext:value-type="string">
            <text:p>3/8/13 1:21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19.184.124.10</text:p>
          </table:table-cell>
          <table:table-cell office:value-type="string" calcext:value-type="string">
            <text:p>CN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.6683" calcext:value-type="float">
            <text:p>36.6683</text:p>
          </table:table-cell>
          <table:table-cell office:value-type="float" office:value="116.9972" calcext:value-type="float">
            <text:p>116.9972</text:p>
          </table:table-cell>
        </table:table-row>
        <table:table-row table:style-name="ro1">
          <table:table-cell office:value-type="string" calcext:value-type="string">
            <text:p>3/8/13 1:2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11.155.230.219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:21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88.208.192.16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LS</text:p>
          </table:table-cell>
          <table:table-cell/>
          <table:table-cell office:value-type="float" office:value="51.8333" calcext:value-type="float">
            <text:p>51.8333</text:p>
          </table:table-cell>
          <table:table-cell office:value-type="float" office:value="-2.25" calcext:value-type="float">
            <text:p>-2.25</text:p>
          </table:table-cell>
        </table:table-row>
        <table:table-row table:style-name="ro1">
          <table:table-cell office:value-type="string" calcext:value-type="string">
            <text:p>3/8/13 1:21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88.208.192.16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LS</text:p>
          </table:table-cell>
          <table:table-cell/>
          <table:table-cell office:value-type="float" office:value="51.8333" calcext:value-type="float">
            <text:p>51.8333</text:p>
          </table:table-cell>
          <table:table-cell office:value-type="float" office:value="-2.25" calcext:value-type="float">
            <text:p>-2.25</text:p>
          </table:table-cell>
        </table:table-row>
        <table:table-row table:style-name="ro1">
          <table:table-cell office:value-type="string" calcext:value-type="string">
            <text:p>3/8/13 1:21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88.208.192.16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LS</text:p>
          </table:table-cell>
          <table:table-cell/>
          <table:table-cell office:value-type="float" office:value="51.8333" calcext:value-type="float">
            <text:p>51.8333</text:p>
          </table:table-cell>
          <table:table-cell office:value-type="float" office:value="-2.25" calcext:value-type="float">
            <text:p>-2.25</text:p>
          </table:table-cell>
        </table:table-row>
        <table:table-row table:style-name="ro1">
          <table:table-cell office:value-type="string" calcext:value-type="string">
            <text:p>3/8/13 1:22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204.45.126.1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</text:p>
          </table:table-cell>
          <table:table-cell office:value-type="float" office:value="80202" calcext:value-type="float">
            <text:p>80202</text:p>
          </table:table-cell>
          <table:table-cell office:value-type="float" office:value="39.7525" calcext:value-type="float">
            <text:p>39.7525</text:p>
          </table:table-cell>
          <table:table-cell office:value-type="float" office:value="-104.9995" calcext:value-type="float">
            <text:p>-104.9995</text:p>
          </table:table-cell>
        </table:table-row>
        <table:table-row table:style-name="ro1">
          <table:table-cell office:value-type="string" calcext:value-type="string">
            <text:p>3/8/13 1:23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96.38.58.60</text:p>
          </table:table-cell>
          <table:table-cell office:value-type="string" calcext:value-type="string">
            <text:p>ZA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/8/13 1:23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96.38.58.60</text:p>
          </table:table-cell>
          <table:table-cell office:value-type="string" calcext:value-type="string">
            <text:p>ZA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/8/13 1:24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24.6.181.9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BTG</text:p>
          </table:table-cell>
          <table:table-cell/>
          <table:table-cell office:value-type="float" office:value="13.7567" calcext:value-type="float">
            <text:p>13.7567</text:p>
          </table:table-cell>
          <table:table-cell office:value-type="float" office:value="121.0584" calcext:value-type="float">
            <text:p>121.0584</text:p>
          </table:table-cell>
        </table:table-row>
        <table:table-row table:style-name="ro1">
          <table:table-cell office:value-type="string" calcext:value-type="string">
            <text:p>3/8/13 1:27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186.52.64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1:27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23.22.199.19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A</text:p>
          </table:table-cell>
          <table:table-cell/>
          <table:table-cell office:value-type="float" office:value="39.0437" calcext:value-type="float">
            <text:p>39.0437</text:p>
          </table:table-cell>
          <table:table-cell office:value-type="float" office:value="-77.4875" calcext:value-type="float">
            <text:p>-77.4875</text:p>
          </table:table-cell>
        </table:table-row>
        <table:table-row table:style-name="ro1">
          <table:table-cell office:value-type="string" calcext:value-type="string">
            <text:p>3/8/13 1:27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23.22.199.19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A</text:p>
          </table:table-cell>
          <table:table-cell/>
          <table:table-cell office:value-type="float" office:value="39.0437" calcext:value-type="float">
            <text:p>39.0437</text:p>
          </table:table-cell>
          <table:table-cell office:value-type="float" office:value="-77.4875" calcext:value-type="float">
            <text:p>-77.4875</text:p>
          </table:table-cell>
        </table:table-row>
        <table:table-row table:style-name="ro1">
          <table:table-cell office:value-type="string" calcext:value-type="string">
            <text:p>3/8/13 1:27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23.22.199.19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A</text:p>
          </table:table-cell>
          <table:table-cell/>
          <table:table-cell office:value-type="float" office:value="39.0437" calcext:value-type="float">
            <text:p>39.0437</text:p>
          </table:table-cell>
          <table:table-cell office:value-type="float" office:value="-77.4875" calcext:value-type="float">
            <text:p>-77.4875</text:p>
          </table:table-cell>
        </table:table-row>
        <table:table-row table:style-name="ro1">
          <table:table-cell office:value-type="string" calcext:value-type="string">
            <text:p>3/8/13 1:29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61.147.103.117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1:3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73.45.125.15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H</text:p>
          </table:table-cell>
          <table:table-cell office:value-type="float" office:value="43231" calcext:value-type="float">
            <text:p>43231</text:p>
          </table:table-cell>
          <table:table-cell office:value-type="float" office:value="40.0842" calcext:value-type="float">
            <text:p>40.0842</text:p>
          </table:table-cell>
          <table:table-cell office:value-type="float" office:value="-82.9378" calcext:value-type="float">
            <text:p>-82.9378</text:p>
          </table:table-cell>
        </table:table-row>
        <table:table-row table:style-name="ro1">
          <table:table-cell office:value-type="string" calcext:value-type="string">
            <text:p>3/8/13 1:3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73.45.125.15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H</text:p>
          </table:table-cell>
          <table:table-cell office:value-type="float" office:value="43231" calcext:value-type="float">
            <text:p>43231</text:p>
          </table:table-cell>
          <table:table-cell office:value-type="float" office:value="40.0842" calcext:value-type="float">
            <text:p>40.0842</text:p>
          </table:table-cell>
          <table:table-cell office:value-type="float" office:value="-82.9378" calcext:value-type="float">
            <text:p>-82.9378</text:p>
          </table:table-cell>
        </table:table-row>
        <table:table-row table:style-name="ro1">
          <table:table-cell office:value-type="string" calcext:value-type="string">
            <text:p>3/8/13 1:30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4.80.200.102</text:p>
          </table:table-cell>
          <table:table-cell office:value-type="string" calcext:value-type="string">
            <text:p>CN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.0456" calcext:value-type="float">
            <text:p>31.0456</text:p>
          </table:table-cell>
          <table:table-cell office:value-type="float" office:value="121.3997" calcext:value-type="float">
            <text:p>121.3997</text:p>
          </table:table-cell>
        </table:table-row>
        <table:table-row table:style-name="ro1">
          <table:table-cell office:value-type="string" calcext:value-type="string">
            <text:p>3/8/13 1:32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186.52.45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1:32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8.186.68.70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:3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19.235.8.107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:35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73.242.121.9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1:37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36.224.230.146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1:37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36.224.230.146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1:37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20.181.168.15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:38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7.41.229.132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1:41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1:41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1:44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221.122.66.199</text:p>
          </table:table-cell>
          <table:table-cell office:value-type="string" calcext:value-type="string">
            <text:p>C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1:46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58.230.118.90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.5985" calcext:value-type="float">
            <text:p>37.5985</text:p>
          </table:table-cell>
          <table:table-cell office:value-type="float" office:value="126.9783" calcext:value-type="float">
            <text:p>126.9783</text:p>
          </table:table-cell>
        </table:table-row>
        <table:table-row table:style-name="ro1">
          <table:table-cell office:value-type="string" calcext:value-type="string">
            <text:p>3/8/13 1:46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8.244.4.6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:46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8.244.159.167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:46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58.230.118.90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.5985" calcext:value-type="float">
            <text:p>37.5985</text:p>
          </table:table-cell>
          <table:table-cell office:value-type="float" office:value="126.9783" calcext:value-type="float">
            <text:p>126.9783</text:p>
          </table:table-cell>
        </table:table-row>
        <table:table-row table:style-name="ro1">
          <table:table-cell office:value-type="string" calcext:value-type="string">
            <text:p>3/8/13 1:45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58.230.118.90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.5985" calcext:value-type="float">
            <text:p>37.5985</text:p>
          </table:table-cell>
          <table:table-cell office:value-type="float" office:value="126.9783" calcext:value-type="float">
            <text:p>126.9783</text:p>
          </table:table-cell>
        </table:table-row>
        <table:table-row table:style-name="ro1">
          <table:table-cell office:value-type="string" calcext:value-type="string">
            <text:p>3/8/13 1:47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6.255.216.149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1:46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58.230.118.90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.5985" calcext:value-type="float">
            <text:p>37.5985</text:p>
          </table:table-cell>
          <table:table-cell office:value-type="float" office:value="126.9783" calcext:value-type="float">
            <text:p>126.9783</text:p>
          </table:table-cell>
        </table:table-row>
        <table:table-row table:style-name="ro1">
          <table:table-cell office:value-type="string" calcext:value-type="string">
            <text:p>3/8/13 1:47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61.147.103.88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1:47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58.230.118.90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.5985" calcext:value-type="float">
            <text:p>37.5985</text:p>
          </table:table-cell>
          <table:table-cell office:value-type="float" office:value="126.9783" calcext:value-type="float">
            <text:p>126.9783</text:p>
          </table:table-cell>
        </table:table-row>
        <table:table-row table:style-name="ro1">
          <table:table-cell office:value-type="string" calcext:value-type="string">
            <text:p>3/8/13 1:47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8.244.157.2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:48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58.230.118.90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.5985" calcext:value-type="float">
            <text:p>37.5985</text:p>
          </table:table-cell>
          <table:table-cell office:value-type="float" office:value="126.9783" calcext:value-type="float">
            <text:p>126.9783</text:p>
          </table:table-cell>
        </table:table-row>
        <table:table-row table:style-name="ro1">
          <table:table-cell office:value-type="string" calcext:value-type="string">
            <text:p>3/8/13 1:50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16.255.216.149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1:51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99.180.103.1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085" calcext:value-type="float">
            <text:p>94085</text:p>
          </table:table-cell>
          <table:table-cell office:value-type="float" office:value="37.3887" calcext:value-type="float">
            <text:p>37.3887</text:p>
          </table:table-cell>
          <table:table-cell office:value-type="float" office:value="-122.0188" calcext:value-type="float">
            <text:p>-122.0188</text:p>
          </table:table-cell>
        </table:table-row>
        <table:table-row table:style-name="ro1">
          <table:table-cell office:value-type="string" calcext:value-type="string">
            <text:p>3/8/13 1:51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16.255.216.149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1:50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16.255.216.149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1:5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20.181.171.8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:52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16.255.216.149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1:53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16.255.216.149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1:5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61.131.218.218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1:54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99.193.70.14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536" calcext:value-type="float">
            <text:p>94536</text:p>
          </table:table-cell>
          <table:table-cell office:value-type="float" office:value="37.567" calcext:value-type="float">
            <text:p>37.567</text:p>
          </table:table-cell>
          <table:table-cell office:value-type="float" office:value="-121.9829" calcext:value-type="float">
            <text:p>-121.9829</text:p>
          </table:table-cell>
        </table:table-row>
        <table:table-row table:style-name="ro1">
          <table:table-cell office:value-type="string" calcext:value-type="string">
            <text:p>3/8/13 1:55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116.255.216.149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1:55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61.164.126.34</text:p>
          </table:table-cell>
          <table:table-cell office:value-type="string" calcext:value-type="string">
            <text:p>C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1:57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8.244.132.6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2:0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22.243.173.118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9.1068" calcext:value-type="float">
            <text:p>29.1068</text:p>
          </table:table-cell>
          <table:table-cell office:value-type="float" office:value="119.6442" calcext:value-type="float">
            <text:p>119.6442</text:p>
          </table:table-cell>
        </table:table-row>
        <table:table-row table:style-name="ro1">
          <table:table-cell office:value-type="string" calcext:value-type="string">
            <text:p>3/8/13 2:01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4.43.4.1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2:02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8.126.3.218</text:p>
          </table:table-cell>
          <table:table-cell office:value-type="string" calcext:value-type="string">
            <text:p>CN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.0456" calcext:value-type="float">
            <text:p>31.0456</text:p>
          </table:table-cell>
          <table:table-cell office:value-type="float" office:value="121.3997" calcext:value-type="float">
            <text:p>121.3997</text:p>
          </table:table-cell>
        </table:table-row>
        <table:table-row table:style-name="ro1">
          <table:table-cell office:value-type="string" calcext:value-type="string">
            <text:p>3/8/13 2:02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11.239.154.168</text:p>
          </table:table-cell>
          <table:table-cell office:value-type="string" calcext:value-type="string">
            <text:p>KR</text:p>
          </table:table-cell>
          <table:table-cell table:number-columns-repeated="2"/>
          <table:table-cell office:value-type="float" office:value="37.57" calcext:value-type="float">
            <text:p>37.57</text:p>
          </table:table-cell>
          <table:table-cell office:value-type="float" office:value="126.98" calcext:value-type="float">
            <text:p>126.98</text:p>
          </table:table-cell>
        </table:table-row>
        <table:table-row table:style-name="ro1">
          <table:table-cell office:value-type="string" calcext:value-type="string">
            <text:p>3/8/13 2:05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18.87.111.9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2:06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02.201.112.25</text:p>
          </table:table-cell>
          <table:table-cell office:value-type="string" calcext:value-type="string">
            <text:p>CN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8.4681" calcext:value-type="float">
            <text:p>38.4681</text:p>
          </table:table-cell>
          <table:table-cell office:value-type="float" office:value="106.2731" calcext:value-type="float">
            <text:p>106.2731</text:p>
          </table:table-cell>
        </table:table-row>
        <table:table-row table:style-name="ro1">
          <table:table-cell office:value-type="string" calcext:value-type="string">
            <text:p>3/8/13 2:08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6.255.216.149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2:10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4.63.220.191</text:p>
          </table:table-cell>
          <table:table-cell office:value-type="string" calcext:value-type="string">
            <text:p>KR</text:p>
          </table:table-cell>
          <table:table-cell table:number-columns-repeated="2"/>
          <table:table-cell office:value-type="float" office:value="37.57" calcext:value-type="float">
            <text:p>37.57</text:p>
          </table:table-cell>
          <table:table-cell office:value-type="float" office:value="126.98" calcext:value-type="float">
            <text:p>126.98</text:p>
          </table:table-cell>
        </table:table-row>
        <table:table-row table:style-name="ro1">
          <table:table-cell office:value-type="string" calcext:value-type="string">
            <text:p>3/8/13 2:10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4.63.220.191</text:p>
          </table:table-cell>
          <table:table-cell office:value-type="string" calcext:value-type="string">
            <text:p>KR</text:p>
          </table:table-cell>
          <table:table-cell table:number-columns-repeated="2"/>
          <table:table-cell office:value-type="float" office:value="37.57" calcext:value-type="float">
            <text:p>37.57</text:p>
          </table:table-cell>
          <table:table-cell office:value-type="float" office:value="126.98" calcext:value-type="float">
            <text:p>126.98</text:p>
          </table:table-cell>
        </table:table-row>
        <table:table-row table:style-name="ro1">
          <table:table-cell office:value-type="string" calcext:value-type="string">
            <text:p>3/8/13 2:10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61.155.168.59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2:11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87.16.145.93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3/8/13 2:11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87.16.145.93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3/8/13 2:1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16.245.210.2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X</text:p>
          </table:table-cell>
          <table:table-cell office:value-type="float" office:value="75202" calcext:value-type="float">
            <text:p>75202</text:p>
          </table:table-cell>
          <table:table-cell office:value-type="float" office:value="32.7791" calcext:value-type="float">
            <text:p>32.7791</text:p>
          </table:table-cell>
          <table:table-cell office:value-type="float" office:value="-96.8028" calcext:value-type="float">
            <text:p>-96.8028</text:p>
          </table:table-cell>
        </table:table-row>
        <table:table-row table:style-name="ro1">
          <table:table-cell office:value-type="string" calcext:value-type="string">
            <text:p>3/8/13 2:15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16.245.210.2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X</text:p>
          </table:table-cell>
          <table:table-cell office:value-type="float" office:value="75202" calcext:value-type="float">
            <text:p>75202</text:p>
          </table:table-cell>
          <table:table-cell office:value-type="float" office:value="32.7791" calcext:value-type="float">
            <text:p>32.7791</text:p>
          </table:table-cell>
          <table:table-cell office:value-type="float" office:value="-96.8028" calcext:value-type="float">
            <text:p>-96.8028</text:p>
          </table:table-cell>
        </table:table-row>
        <table:table-row table:style-name="ro1">
          <table:table-cell office:value-type="string" calcext:value-type="string">
            <text:p>3/8/13 2:15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216.245.210.2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X</text:p>
          </table:table-cell>
          <table:table-cell office:value-type="float" office:value="75202" calcext:value-type="float">
            <text:p>75202</text:p>
          </table:table-cell>
          <table:table-cell office:value-type="float" office:value="32.7791" calcext:value-type="float">
            <text:p>32.7791</text:p>
          </table:table-cell>
          <table:table-cell office:value-type="float" office:value="-96.8028" calcext:value-type="float">
            <text:p>-96.8028</text:p>
          </table:table-cell>
        </table:table-row>
        <table:table-row table:style-name="ro1">
          <table:table-cell office:value-type="string" calcext:value-type="string">
            <text:p>3/8/13 2:17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98.20.69.7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float" office:value="60661" calcext:value-type="float">
            <text:p>60661</text:p>
          </table:table-cell>
          <table:table-cell office:value-type="float" office:value="41.8825" calcext:value-type="float">
            <text:p>41.8825</text:p>
          </table:table-cell>
          <table:table-cell office:value-type="float" office:value="-87.6441" calcext:value-type="float">
            <text:p>-87.6441</text:p>
          </table:table-cell>
        </table:table-row>
        <table:table-row table:style-name="ro1">
          <table:table-cell office:value-type="string" calcext:value-type="string">
            <text:p>3/8/13 2:1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1.191.56.200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2:1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0.173.14.75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2:24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3.11.194.210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2:24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219.76.186.165</text:p>
          </table:table-cell>
          <table:table-cell office:value-type="string" calcext:value-type="string">
            <text:p>HK</text:p>
          </table:table-cell>
          <table:table-cell table:number-columns-repeated="2"/>
          <table:table-cell office:value-type="float" office:value="22.2833" calcext:value-type="float">
            <text:p>22.2833</text:p>
          </table:table-cell>
          <table:table-cell office:value-type="float" office:value="114.15" calcext:value-type="float">
            <text:p>114.15</text:p>
          </table:table-cell>
        </table:table-row>
        <table:table-row table:style-name="ro1">
          <table:table-cell office:value-type="string" calcext:value-type="string">
            <text:p>3/8/13 2:24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219.76.186.165</text:p>
          </table:table-cell>
          <table:table-cell office:value-type="string" calcext:value-type="string">
            <text:p>HK</text:p>
          </table:table-cell>
          <table:table-cell table:number-columns-repeated="2"/>
          <table:table-cell office:value-type="float" office:value="22.2833" calcext:value-type="float">
            <text:p>22.2833</text:p>
          </table:table-cell>
          <table:table-cell office:value-type="float" office:value="114.15" calcext:value-type="float">
            <text:p>114.15</text:p>
          </table:table-cell>
        </table:table-row>
        <table:table-row table:style-name="ro1">
          <table:table-cell office:value-type="string" calcext:value-type="string">
            <text:p>3/8/13 2:24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219.76.186.165</text:p>
          </table:table-cell>
          <table:table-cell office:value-type="string" calcext:value-type="string">
            <text:p>HK</text:p>
          </table:table-cell>
          <table:table-cell table:number-columns-repeated="2"/>
          <table:table-cell office:value-type="float" office:value="22.2833" calcext:value-type="float">
            <text:p>22.2833</text:p>
          </table:table-cell>
          <table:table-cell office:value-type="float" office:value="114.15" calcext:value-type="float">
            <text:p>114.15</text:p>
          </table:table-cell>
        </table:table-row>
        <table:table-row table:style-name="ro1">
          <table:table-cell office:value-type="string" calcext:value-type="string">
            <text:p>3/8/13 2:27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20.209.152.250</text:p>
          </table:table-cell>
          <table:table-cell office:value-type="string" calcext:value-type="string">
            <text:p>C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2:27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2:27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2:3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1.143.207.106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2:3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22.229.2.40</text:p>
          </table:table-cell>
          <table:table-cell office:value-type="string" calcext:value-type="string">
            <text:p>C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.9689" calcext:value-type="float">
            <text:p>26.9689</text:p>
          </table:table-cell>
          <table:table-cell office:value-type="float" office:value="109.7725" calcext:value-type="float">
            <text:p>109.7725</text:p>
          </table:table-cell>
        </table:table-row>
        <table:table-row table:style-name="ro1">
          <table:table-cell office:value-type="string" calcext:value-type="string">
            <text:p>3/8/13 2:34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95.88.241.8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RP</text:p>
          </table:table-cell>
          <table:table-cell/>
          <table:table-cell office:value-type="float" office:value="49.5372" calcext:value-type="float">
            <text:p>49.5372</text:p>
          </table:table-cell>
          <table:table-cell office:value-type="float" office:value="8.355" calcext:value-type="float">
            <text:p>8.355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19.105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2:35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78.47.44.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/8/13 2:35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78.47.44.15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/8/13 2:36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7.41.246.218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2:35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87.117.229.116</text:p>
          </table:table-cell>
          <table:table-cell office:value-type="string" calcext:value-type="string">
            <text:p>GB</text:p>
          </table:table-cell>
          <table:table-cell table:number-columns-repeated="2"/>
          <table:table-cell office:value-type="float" office:value="51.5" calcext:value-type="float">
            <text:p>51.5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string" calcext:value-type="string">
            <text:p>3/8/13 2:35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87.117.229.116</text:p>
          </table:table-cell>
          <table:table-cell office:value-type="string" calcext:value-type="string">
            <text:p>GB</text:p>
          </table:table-cell>
          <table:table-cell table:number-columns-repeated="2"/>
          <table:table-cell office:value-type="float" office:value="51.5" calcext:value-type="float">
            <text:p>51.5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string" calcext:value-type="string">
            <text:p>3/8/13 2:37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95.219.192.13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2:40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92.74.235.19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085" calcext:value-type="float">
            <text:p>94085</text:p>
          </table:table-cell>
          <table:table-cell office:value-type="float" office:value="37.3887" calcext:value-type="float">
            <text:p>37.3887</text:p>
          </table:table-cell>
          <table:table-cell office:value-type="float" office:value="-122.0188" calcext:value-type="float">
            <text:p>-122.0188</text:p>
          </table:table-cell>
        </table:table-row>
        <table:table-row table:style-name="ro1">
          <table:table-cell office:value-type="string" calcext:value-type="string">
            <text:p>3/8/13 2:40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8.26.200.17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2:40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80.186.27.68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2:41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95.219.192.13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2:4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95.219.192.13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2:5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1.182.168.24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6.5667" calcext:value-type="float">
            <text:p>36.5667</text:p>
          </table:table-cell>
          <table:table-cell office:value-type="float" office:value="114.5333" calcext:value-type="float">
            <text:p>114.5333</text:p>
          </table:table-cell>
        </table:table-row>
        <table:table-row table:style-name="ro1">
          <table:table-cell office:value-type="string" calcext:value-type="string">
            <text:p>3/8/13 2:50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186.15.21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2:51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61.131.218.218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2:53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60.214.233.201</text:p>
          </table:table-cell>
          <table:table-cell office:value-type="string" calcext:value-type="string">
            <text:p>CN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.6683" calcext:value-type="float">
            <text:p>36.6683</text:p>
          </table:table-cell>
          <table:table-cell office:value-type="float" office:value="116.9972" calcext:value-type="float">
            <text:p>116.9972</text:p>
          </table:table-cell>
        </table:table-row>
        <table:table-row table:style-name="ro1">
          <table:table-cell office:value-type="string" calcext:value-type="string">
            <text:p>3/8/13 2:53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92.170.71.20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4" calcext:value-type="float">
            <text:p>94304</text:p>
          </table:table-cell>
          <table:table-cell office:value-type="float" office:value="37.3762" calcext:value-type="float">
            <text:p>37.3762</text:p>
          </table:table-cell>
          <table:table-cell office:value-type="float" office:value="-122.1826" calcext:value-type="float">
            <text:p>-122.1826</text:p>
          </table:table-cell>
        </table:table-row>
        <table:table-row table:style-name="ro1">
          <table:table-cell office:value-type="string" calcext:value-type="string">
            <text:p>3/8/13 2:55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42.96.158.205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2:55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186.52.64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2:55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40.96.27.56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3.5" calcext:value-type="float">
            <text:p>23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3/8/13 2:57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7.41.229.132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2:57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9.108.11.126</text:p>
          </table:table-cell>
          <table:table-cell office:value-type="string" calcext:value-type="string">
            <text:p>CN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1.7922" calcext:value-type="float">
            <text:p>41.7922</text:p>
          </table:table-cell>
          <table:table-cell office:value-type="float" office:value="123.4328" calcext:value-type="float">
            <text:p>123.4328</text:p>
          </table:table-cell>
        </table:table-row>
        <table:table-row table:style-name="ro1">
          <table:table-cell office:value-type="string" calcext:value-type="string">
            <text:p>3/8/13 2:58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2:58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2:59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18.244.4.6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2:59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1.72.252.41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3:00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19.255.1.20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.5097" calcext:value-type="float">
            <text:p>39.5097</text:p>
          </table:table-cell>
          <table:table-cell office:value-type="float" office:value="116.6947" calcext:value-type="float">
            <text:p>116.6947</text:p>
          </table:table-cell>
        </table:table-row>
        <table:table-row table:style-name="ro1">
          <table:table-cell office:value-type="string" calcext:value-type="string">
            <text:p>3/8/13 3:00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19.255.1.20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.5097" calcext:value-type="float">
            <text:p>39.5097</text:p>
          </table:table-cell>
          <table:table-cell office:value-type="float" office:value="116.6947" calcext:value-type="float">
            <text:p>116.6947</text:p>
          </table:table-cell>
        </table:table-row>
        <table:table-row table:style-name="ro1">
          <table:table-cell office:value-type="string" calcext:value-type="string">
            <text:p>3/8/13 3:00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19.255.1.20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.5097" calcext:value-type="float">
            <text:p>39.5097</text:p>
          </table:table-cell>
          <table:table-cell office:value-type="float" office:value="116.6947" calcext:value-type="float">
            <text:p>116.6947</text:p>
          </table:table-cell>
        </table:table-row>
        <table:table-row table:style-name="ro1">
          <table:table-cell office:value-type="string" calcext:value-type="string">
            <text:p>3/8/13 2:59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18.244.4.6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3:00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18.244.4.6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3:0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22.227.201.240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.2936" calcext:value-type="float">
            <text:p>30.2936</text:p>
          </table:table-cell>
          <table:table-cell office:value-type="float" office:value="120.1614" calcext:value-type="float">
            <text:p>120.1614</text:p>
          </table:table-cell>
        </table:table-row>
        <table:table-row table:style-name="ro1">
          <table:table-cell office:value-type="string" calcext:value-type="string">
            <text:p>3/8/13 3:00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18.244.4.6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3:01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83.83.254.17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P</text:p>
          </table:table-cell>
          <table:table-cell/>
          <table:table-cell office:value-type="float" office:value="17.3753" calcext:value-type="float">
            <text:p>17.3753</text:p>
          </table:table-cell>
          <table:table-cell office:value-type="float" office:value="78.4744" calcext:value-type="float">
            <text:p>78.4744</text:p>
          </table:table-cell>
        </table:table-row>
        <table:table-row table:style-name="ro1">
          <table:table-cell office:value-type="string" calcext:value-type="string">
            <text:p>3/8/13 3:01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18.244.4.6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3:0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42.120.19.145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.2936" calcext:value-type="float">
            <text:p>30.2936</text:p>
          </table:table-cell>
          <table:table-cell office:value-type="float" office:value="120.1614" calcext:value-type="float">
            <text:p>120.1614</text:p>
          </table:table-cell>
        </table:table-row>
        <table:table-row table:style-name="ro1">
          <table:table-cell office:value-type="string" calcext:value-type="string">
            <text:p>3/8/13 3:02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42.96.158.205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3:02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118.244.4.6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3:05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93.25.1.19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A</text:p>
          </table:table-cell>
          <table:table-cell/>
          <table:table-cell office:value-type="float" office:value="50.0833" calcext:value-type="float">
            <text:p>50.0833</text:p>
          </table:table-cell>
          <table:table-cell office:value-type="float" office:value="19.9167" calcext:value-type="float">
            <text:p>19.9167</text:p>
          </table:table-cell>
        </table:table-row>
        <table:table-row table:style-name="ro1">
          <table:table-cell office:value-type="string" calcext:value-type="string">
            <text:p>3/8/13 3:06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92.240.68.152</text:p>
          </table:table-cell>
          <table:table-cell office:value-type="string" calcext:value-type="string">
            <text:p>LV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/8/13 3:06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92.240.68.152</text:p>
          </table:table-cell>
          <table:table-cell office:value-type="string" calcext:value-type="string">
            <text:p>LV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/8/13 3:06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96.254.171.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L</text:p>
          </table:table-cell>
          <table:table-cell office:value-type="float" office:value="34668" calcext:value-type="float">
            <text:p>34668</text:p>
          </table:table-cell>
          <table:table-cell office:value-type="float" office:value="28.3031" calcext:value-type="float">
            <text:p>28.3031</text:p>
          </table:table-cell>
          <table:table-cell office:value-type="float" office:value="-82.7048" calcext:value-type="float">
            <text:p>-82.7048</text:p>
          </table:table-cell>
        </table:table-row>
        <table:table-row table:style-name="ro1">
          <table:table-cell office:value-type="string" calcext:value-type="string">
            <text:p>3/8/13 3:06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96.254.171.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L</text:p>
          </table:table-cell>
          <table:table-cell office:value-type="float" office:value="34668" calcext:value-type="float">
            <text:p>34668</text:p>
          </table:table-cell>
          <table:table-cell office:value-type="float" office:value="28.3031" calcext:value-type="float">
            <text:p>28.3031</text:p>
          </table:table-cell>
          <table:table-cell office:value-type="float" office:value="-82.7048" calcext:value-type="float">
            <text:p>-82.7048</text:p>
          </table:table-cell>
        </table:table-row>
        <table:table-row table:style-name="ro1">
          <table:table-cell office:value-type="string" calcext:value-type="string">
            <text:p>3/8/13 3:08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208.64.126.12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</text:p>
          </table:table-cell>
          <table:table-cell office:value-type="float" office:value="19801" calcext:value-type="float">
            <text:p>19801</text:p>
          </table:table-cell>
          <table:table-cell office:value-type="float" office:value="39.7157" calcext:value-type="float">
            <text:p>39.7157</text:p>
          </table:table-cell>
          <table:table-cell office:value-type="float" office:value="-75.5281" calcext:value-type="float">
            <text:p>-75.5281</text:p>
          </table:table-cell>
        </table:table-row>
        <table:table-row table:style-name="ro1">
          <table:table-cell office:value-type="string" calcext:value-type="string">
            <text:p>3/8/13 3:14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1.72.252.41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3:1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16.250.161.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N</text:p>
          </table:table-cell>
          <table:table-cell office:value-type="float" office:value="55401" calcext:value-type="float">
            <text:p>55401</text:p>
          </table:table-cell>
          <table:table-cell office:value-type="float" office:value="44.9843" calcext:value-type="float">
            <text:p>44.9843</text:p>
          </table:table-cell>
          <table:table-cell office:value-type="float" office:value="-93.2654" calcext:value-type="float">
            <text:p>-93.2654</text:p>
          </table:table-cell>
        </table:table-row>
        <table:table-row table:style-name="ro1">
          <table:table-cell office:value-type="string" calcext:value-type="string">
            <text:p>3/8/13 3:1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16.250.161.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N</text:p>
          </table:table-cell>
          <table:table-cell office:value-type="float" office:value="55401" calcext:value-type="float">
            <text:p>55401</text:p>
          </table:table-cell>
          <table:table-cell office:value-type="float" office:value="44.9843" calcext:value-type="float">
            <text:p>44.9843</text:p>
          </table:table-cell>
          <table:table-cell office:value-type="float" office:value="-93.2654" calcext:value-type="float">
            <text:p>-93.2654</text:p>
          </table:table-cell>
        </table:table-row>
        <table:table-row table:style-name="ro1">
          <table:table-cell office:value-type="string" calcext:value-type="string">
            <text:p>3/8/13 3:1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16.250.161.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N</text:p>
          </table:table-cell>
          <table:table-cell office:value-type="float" office:value="55401" calcext:value-type="float">
            <text:p>55401</text:p>
          </table:table-cell>
          <table:table-cell office:value-type="float" office:value="44.9843" calcext:value-type="float">
            <text:p>44.9843</text:p>
          </table:table-cell>
          <table:table-cell office:value-type="float" office:value="-93.2654" calcext:value-type="float">
            <text:p>-93.2654</text:p>
          </table:table-cell>
        </table:table-row>
        <table:table-row table:style-name="ro1">
          <table:table-cell office:value-type="string" calcext:value-type="string">
            <text:p>3/8/13 3:1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16.250.161.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N</text:p>
          </table:table-cell>
          <table:table-cell office:value-type="float" office:value="55401" calcext:value-type="float">
            <text:p>55401</text:p>
          </table:table-cell>
          <table:table-cell office:value-type="float" office:value="44.9843" calcext:value-type="float">
            <text:p>44.9843</text:p>
          </table:table-cell>
          <table:table-cell office:value-type="float" office:value="-93.2654" calcext:value-type="float">
            <text:p>-93.2654</text:p>
          </table:table-cell>
        </table:table-row>
        <table:table-row table:style-name="ro1">
          <table:table-cell office:value-type="string" calcext:value-type="string">
            <text:p>3/8/13 3:16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0.173.14.75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3:18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186.52.45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3:18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3:18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3:21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72.55.146.5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QC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-73.5833" calcext:value-type="float">
            <text:p>-73.5833</text:p>
          </table:table-cell>
        </table:table-row>
        <table:table-row table:style-name="ro1">
          <table:table-cell office:value-type="string" calcext:value-type="string">
            <text:p>3/8/13 3:22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7.54.242.59</text:p>
          </table:table-cell>
          <table:table-cell office:value-type="string" calcext:value-type="string">
            <text:p>C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3:24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84.74.102.2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float" office:value="14424" calcext:value-type="float">
            <text:p>14424</text:p>
          </table:table-cell>
          <table:table-cell office:value-type="float" office:value="42.8326" calcext:value-type="float">
            <text:p>42.8326</text:p>
          </table:table-cell>
          <table:table-cell office:value-type="float" office:value="-77.3096" calcext:value-type="float">
            <text:p>-77.3096</text:p>
          </table:table-cell>
        </table:table-row>
        <table:table-row table:style-name="ro1">
          <table:table-cell office:value-type="string" calcext:value-type="string">
            <text:p>3/8/13 3:27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61.164.126.34</text:p>
          </table:table-cell>
          <table:table-cell office:value-type="string" calcext:value-type="string">
            <text:p>C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3:2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223.176.249.11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33.0333" calcext:value-type="float">
            <text:p>33.0333</text:p>
          </table:table-cell>
          <table:table-cell office:value-type="float" office:value="76.45" calcext:value-type="float">
            <text:p>76.45</text:p>
          </table:table-cell>
        </table:table-row>
        <table:table-row table:style-name="ro1">
          <table:table-cell office:value-type="string" calcext:value-type="string">
            <text:p>3/8/13 3:2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223.176.249.11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33.0333" calcext:value-type="float">
            <text:p>33.0333</text:p>
          </table:table-cell>
          <table:table-cell office:value-type="float" office:value="76.45" calcext:value-type="float">
            <text:p>76.45</text:p>
          </table:table-cell>
        </table:table-row>
        <table:table-row table:style-name="ro1">
          <table:table-cell office:value-type="string" calcext:value-type="string">
            <text:p>3/8/13 3:31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179.89.54</text:p>
          </table:table-cell>
          <table:table-cell office:value-type="string" calcext:value-type="string">
            <text:p>C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.5628" calcext:value-type="float">
            <text:p>29.5628</text:p>
          </table:table-cell>
          <table:table-cell office:value-type="float" office:value="106.5528" calcext:value-type="float">
            <text:p>106.5528</text:p>
          </table:table-cell>
        </table:table-row>
        <table:table-row table:style-name="ro1">
          <table:table-cell office:value-type="string" calcext:value-type="string">
            <text:p>3/8/13 3:32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3:32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3:34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82.136.203.1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float" office:value="52.5" calcext:value-type="float">
            <text:p>52.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3/8/13 3:33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04.45.126.1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</text:p>
          </table:table-cell>
          <table:table-cell office:value-type="float" office:value="80202" calcext:value-type="float">
            <text:p>80202</text:p>
          </table:table-cell>
          <table:table-cell office:value-type="float" office:value="39.7525" calcext:value-type="float">
            <text:p>39.7525</text:p>
          </table:table-cell>
          <table:table-cell office:value-type="float" office:value="-104.9995" calcext:value-type="float">
            <text:p>-104.9995</text:p>
          </table:table-cell>
        </table:table-row>
        <table:table-row table:style-name="ro1">
          <table:table-cell office:value-type="string" calcext:value-type="string">
            <text:p>3/8/13 3:38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60.173.12.141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3:40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42.96.139.100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3:41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3:41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3:42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92.161.92.5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4907" calcext:value-type="float">
            <text:p>32.4907</text:p>
          </table:table-cell>
          <table:table-cell office:value-type="float" office:value="119.9081" calcext:value-type="float">
            <text:p>119.9081</text:p>
          </table:table-cell>
        </table:table-row>
        <table:table-row table:style-name="ro1">
          <table:table-cell office:value-type="string" calcext:value-type="string">
            <text:p>3/8/13 3:4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5.219.192.13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3:44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24.187.44.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float" office:value="11937" calcext:value-type="float">
            <text:p>11937</text:p>
          </table:table-cell>
          <table:table-cell office:value-type="float" office:value="40.9919" calcext:value-type="float">
            <text:p>40.9919</text:p>
          </table:table-cell>
          <table:table-cell office:value-type="float" office:value="-72.1989" calcext:value-type="float">
            <text:p>-72.1989</text:p>
          </table:table-cell>
        </table:table-row>
        <table:table-row table:style-name="ro1">
          <table:table-cell office:value-type="string" calcext:value-type="string">
            <text:p>3/8/13 3:44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24.187.44.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float" office:value="11937" calcext:value-type="float">
            <text:p>11937</text:p>
          </table:table-cell>
          <table:table-cell office:value-type="float" office:value="40.9919" calcext:value-type="float">
            <text:p>40.9919</text:p>
          </table:table-cell>
          <table:table-cell office:value-type="float" office:value="-72.1989" calcext:value-type="float">
            <text:p>-72.1989</text:p>
          </table:table-cell>
        </table:table-row>
        <table:table-row table:style-name="ro1">
          <table:table-cell office:value-type="string" calcext:value-type="string">
            <text:p>3/8/13 3:44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24.187.44.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float" office:value="11937" calcext:value-type="float">
            <text:p>11937</text:p>
          </table:table-cell>
          <table:table-cell office:value-type="float" office:value="40.9919" calcext:value-type="float">
            <text:p>40.9919</text:p>
          </table:table-cell>
          <table:table-cell office:value-type="float" office:value="-72.1989" calcext:value-type="float">
            <text:p>-72.1989</text:p>
          </table:table-cell>
        </table:table-row>
        <table:table-row table:style-name="ro1">
          <table:table-cell office:value-type="string" calcext:value-type="string">
            <text:p>3/8/13 3:45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3:45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3:45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3:45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3:46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61.131.218.218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3:48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18.93.211.230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3:52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73.30.186.14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O</text:p>
          </table:table-cell>
          <table:table-cell office:value-type="float" office:value="65807" calcext:value-type="float">
            <text:p>65807</text:p>
          </table:table-cell>
          <table:table-cell office:value-type="float" office:value="37.1702" calcext:value-type="float">
            <text:p>37.1702</text:p>
          </table:table-cell>
          <table:table-cell office:value-type="float" office:value="-93.3297" calcext:value-type="float">
            <text:p>-93.3297</text:p>
          </table:table-cell>
        </table:table-row>
        <table:table-row table:style-name="ro1">
          <table:table-cell office:value-type="string" calcext:value-type="string">
            <text:p>3/8/13 3:52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73.242.121.9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float" office:value="41.4486" calcext:value-type="float">
            <text:p>41.4486</text:p>
          </table:table-cell>
          <table:table-cell office:value-type="float" office:value="-75.728" calcext:value-type="float">
            <text:p>-75.728</text:p>
          </table:table-cell>
        </table:table-row>
        <table:table-row table:style-name="ro1">
          <table:table-cell office:value-type="string" calcext:value-type="string">
            <text:p>3/8/13 3:52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95.219.192.13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3:54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3:54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3:58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80.65.78.8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/>
          <table:table-cell office:value-type="float" office:value="43.85" calcext:value-type="float">
            <text:p>43.85</text:p>
          </table:table-cell>
          <table:table-cell office:value-type="float" office:value="18.3833" calcext:value-type="float">
            <text:p>18.3833</text:p>
          </table:table-cell>
        </table:table-row>
        <table:table-row table:style-name="ro1">
          <table:table-cell office:value-type="string" calcext:value-type="string">
            <text:p>3/8/13 3:58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80.65.78.8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/>
          <table:table-cell office:value-type="float" office:value="43.85" calcext:value-type="float">
            <text:p>43.85</text:p>
          </table:table-cell>
          <table:table-cell office:value-type="float" office:value="18.3833" calcext:value-type="float">
            <text:p>18.3833</text:p>
          </table:table-cell>
        </table:table-row>
        <table:table-row table:style-name="ro1">
          <table:table-cell office:value-type="string" calcext:value-type="string">
            <text:p>3/8/13 3:58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78.129.149.17</text:p>
          </table:table-cell>
          <table:table-cell office:value-type="string" calcext:value-type="string">
            <text:p>GB</text:p>
          </table:table-cell>
          <table:table-cell table:number-columns-repeated="2"/>
          <table:table-cell office:value-type="float" office:value="51.5" calcext:value-type="float">
            <text:p>51.5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string" calcext:value-type="string">
            <text:p>3/8/13 3:58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78.129.149.17</text:p>
          </table:table-cell>
          <table:table-cell office:value-type="string" calcext:value-type="string">
            <text:p>GB</text:p>
          </table:table-cell>
          <table:table-cell table:number-columns-repeated="2"/>
          <table:table-cell office:value-type="float" office:value="51.5" calcext:value-type="float">
            <text:p>51.5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string" calcext:value-type="string">
            <text:p>3/8/13 3:58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78.129.149.17</text:p>
          </table:table-cell>
          <table:table-cell office:value-type="string" calcext:value-type="string">
            <text:p>GB</text:p>
          </table:table-cell>
          <table:table-cell table:number-columns-repeated="2"/>
          <table:table-cell office:value-type="float" office:value="51.5" calcext:value-type="float">
            <text:p>51.5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string" calcext:value-type="string">
            <text:p>3/8/13 4:00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61.147.74.193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4:0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76.189.216.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H</text:p>
          </table:table-cell>
          <table:table-cell office:value-type="float" office:value="44143" calcext:value-type="float">
            <text:p>44143</text:p>
          </table:table-cell>
          <table:table-cell office:value-type="float" office:value="41.5584" calcext:value-type="float">
            <text:p>41.5584</text:p>
          </table:table-cell>
          <table:table-cell office:value-type="float" office:value="-81.4756" calcext:value-type="float">
            <text:p>-81.4756</text:p>
          </table:table-cell>
        </table:table-row>
        <table:table-row table:style-name="ro1">
          <table:table-cell office:value-type="string" calcext:value-type="string">
            <text:p>3/8/13 4:0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76.189.216.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H</text:p>
          </table:table-cell>
          <table:table-cell office:value-type="float" office:value="44143" calcext:value-type="float">
            <text:p>44143</text:p>
          </table:table-cell>
          <table:table-cell office:value-type="float" office:value="41.5584" calcext:value-type="float">
            <text:p>41.5584</text:p>
          </table:table-cell>
          <table:table-cell office:value-type="float" office:value="-81.4756" calcext:value-type="float">
            <text:p>-81.4756</text:p>
          </table:table-cell>
        </table:table-row>
        <table:table-row table:style-name="ro1">
          <table:table-cell office:value-type="string" calcext:value-type="string">
            <text:p>3/8/13 4:02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1.253.140.190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4:02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1.253.140.190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4:07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61.147.103.79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4:08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36.68.136.1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/8/13 4:08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36.68.136.1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/8/13 4:09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42.48.153.12</text:p>
          </table:table-cell>
          <table:table-cell office:value-type="string" calcext:value-type="string">
            <text:p>C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1792" calcext:value-type="float">
            <text:p>28.1792</text:p>
          </table:table-cell>
          <table:table-cell office:value-type="float" office:value="113.1136" calcext:value-type="float">
            <text:p>113.1136</text:p>
          </table:table-cell>
        </table:table-row>
        <table:table-row table:style-name="ro1">
          <table:table-cell office:value-type="string" calcext:value-type="string">
            <text:p>3/8/13 4:12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3.11.194.210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14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1.155.168.59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4:14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22.225.101.46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.2936" calcext:value-type="float">
            <text:p>30.2936</text:p>
          </table:table-cell>
          <table:table-cell office:value-type="float" office:value="120.1614" calcext:value-type="float">
            <text:p>120.1614</text:p>
          </table:table-cell>
        </table:table-row>
        <table:table-row table:style-name="ro1">
          <table:table-cell office:value-type="string" calcext:value-type="string">
            <text:p>3/8/13 4:15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0.173.14.75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4:15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4:15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4:20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22.11.55.20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20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20.137.105.212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4:20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20.137.105.212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4:20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20.137.105.212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4:20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20.137.105.212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4:21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20.137.105.212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4:21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20.137.105.212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4:21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61.147.74.193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4:22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20.137.105.212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4:26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22.2.69.102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DC</text:p>
          </table:table-cell>
          <table:table-cell/>
          <table:table-cell office:value-type="float" office:value="13.0012" calcext:value-type="float">
            <text:p>13.0012</text:p>
          </table:table-cell>
          <table:table-cell office:value-type="float" office:value="120.796" calcext:value-type="float">
            <text:p>120.796</text:p>
          </table:table-cell>
        </table:table-row>
        <table:table-row table:style-name="ro1">
          <table:table-cell office:value-type="string" calcext:value-type="string">
            <text:p>3/8/13 4:28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8.13.96.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4:29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23.246.92.125</text:p>
          </table:table-cell>
          <table:table-cell office:value-type="string" calcext:value-type="string">
            <text:p>CN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1.7922" calcext:value-type="float">
            <text:p>41.7922</text:p>
          </table:table-cell>
          <table:table-cell office:value-type="float" office:value="123.4328" calcext:value-type="float">
            <text:p>123.4328</text:p>
          </table:table-cell>
        </table:table-row>
        <table:table-row table:style-name="ro1">
          <table:table-cell office:value-type="string" calcext:value-type="string">
            <text:p>3/8/13 4:29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23.246.92.125</text:p>
          </table:table-cell>
          <table:table-cell office:value-type="string" calcext:value-type="string">
            <text:p>CN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1.7922" calcext:value-type="float">
            <text:p>41.7922</text:p>
          </table:table-cell>
          <table:table-cell office:value-type="float" office:value="123.4328" calcext:value-type="float">
            <text:p>123.4328</text:p>
          </table:table-cell>
        </table:table-row>
        <table:table-row table:style-name="ro1">
          <table:table-cell office:value-type="string" calcext:value-type="string">
            <text:p>3/8/13 4:30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2.196.1.21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H</text:p>
          </table:table-cell>
          <table:table-cell/>
          <table:table-cell office:value-type="float" office:value="30.7343" calcext:value-type="float">
            <text:p>30.7343</text:p>
          </table:table-cell>
          <table:table-cell office:value-type="float" office:value="76.7933" calcext:value-type="float">
            <text:p>76.7933</text:p>
          </table:table-cell>
        </table:table-row>
        <table:table-row table:style-name="ro1">
          <table:table-cell office:value-type="string" calcext:value-type="string">
            <text:p>3/8/13 4:31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98.13.96.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4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58.57.32.26</text:p>
          </table:table-cell>
          <table:table-cell office:value-type="string" calcext:value-type="string">
            <text:p>CN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.6683" calcext:value-type="float">
            <text:p>36.6683</text:p>
          </table:table-cell>
          <table:table-cell office:value-type="float" office:value="116.9972" calcext:value-type="float">
            <text:p>116.9972</text:p>
          </table:table-cell>
        </table:table-row>
        <table:table-row table:style-name="ro1">
          <table:table-cell office:value-type="string" calcext:value-type="string">
            <text:p>3/8/13 4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22.116.24.149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4:34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08.171.254.21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4:3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5.135.134.1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8.86" calcext:value-type="float">
            <text:p>48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3/8/13 4:38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186.52.45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4:38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54.54.75.13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3/8/13 4:38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29.250.9.24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</text:p>
          </table:table-cell>
          <table:table-cell office:value-type="float" office:value="80111" calcext:value-type="float">
            <text:p>80111</text:p>
          </table:table-cell>
          <table:table-cell office:value-type="float" office:value="39.6237" calcext:value-type="float">
            <text:p>39.6237</text:p>
          </table:table-cell>
          <table:table-cell office:value-type="float" office:value="-104.8738" calcext:value-type="float">
            <text:p>-104.8738</text:p>
          </table:table-cell>
        </table:table-row>
        <table:table-row table:style-name="ro1">
          <table:table-cell office:value-type="string" calcext:value-type="string">
            <text:p>3/8/13 4:39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61.147.103.117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4:41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61.131.218.218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4:42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92.210.51.6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4:42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7.196.12.109</text:p>
          </table:table-cell>
          <table:table-cell office:value-type="string" calcext:value-type="string">
            <text:p>CN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.6683" calcext:value-type="float">
            <text:p>36.6683</text:p>
          </table:table-cell>
          <table:table-cell office:value-type="float" office:value="116.9972" calcext:value-type="float">
            <text:p>116.9972</text:p>
          </table:table-cell>
        </table:table-row>
        <table:table-row table:style-name="ro1">
          <table:table-cell office:value-type="string" calcext:value-type="string">
            <text:p>3/8/13 4:41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27.196.12.109</text:p>
          </table:table-cell>
          <table:table-cell office:value-type="string" calcext:value-type="string">
            <text:p>CN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.6683" calcext:value-type="float">
            <text:p>36.6683</text:p>
          </table:table-cell>
          <table:table-cell office:value-type="float" office:value="116.9972" calcext:value-type="float">
            <text:p>116.9972</text:p>
          </table:table-cell>
        </table:table-row>
        <table:table-row table:style-name="ro1">
          <table:table-cell office:value-type="string" calcext:value-type="string">
            <text:p>3/8/13 4:4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08.171.251.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4:4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22.186.45.157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4:45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98.13.96.3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4:45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195.219.192.13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4:46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98.13.109.24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4:48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241.150.140</text:p>
          </table:table-cell>
          <table:table-cell office:value-type="string" calcext:value-type="string">
            <text:p>C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1792" calcext:value-type="float">
            <text:p>28.1792</text:p>
          </table:table-cell>
          <table:table-cell office:value-type="float" office:value="113.1136" calcext:value-type="float">
            <text:p>113.1136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3.11.194.210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94.170.148.1</text:p>
          </table:table-cell>
          <table:table-cell office:value-type="string" calcext:value-type="string">
            <text:p>A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3.73.124.23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4:5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3.73.124.23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4:5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3.73.124.23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0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1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1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1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1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1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1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2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2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2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2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2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2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180.76.1.1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3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75.136.17.11</text:p>
          </table:table-cell>
          <table:table-cell office:value-type="string" calcext:value-type="string">
            <text:p>MY</text:p>
          </table:table-cell>
          <table:table-cell office:value-type="float" office:value="14" calcext:value-type="float">
            <text:p>14</text:p>
          </table:table-cell>
          <table:table-cell office:value-type="float" office:value="55300" calcext:value-type="float">
            <text:p>55300</text:p>
          </table:table-cell>
          <table:table-cell office:value-type="float" office:value="3.1667" calcext:value-type="float">
            <text:p>3.1667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3/8/13 4:56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6.254.206.15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4:56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219.81.227.23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4:56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219.81.227.23</text:p>
          </table:table-cell>
          <table:table-cell office:value-type="string" calcext:value-type="string">
            <text:p>TW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5:00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04.45.126.1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</text:p>
          </table:table-cell>
          <table:table-cell office:value-type="float" office:value="80202" calcext:value-type="float">
            <text:p>80202</text:p>
          </table:table-cell>
          <table:table-cell office:value-type="float" office:value="39.7525" calcext:value-type="float">
            <text:p>39.7525</text:p>
          </table:table-cell>
          <table:table-cell office:value-type="float" office:value="-104.9995" calcext:value-type="float">
            <text:p>-104.9995</text:p>
          </table:table-cell>
        </table:table-row>
        <table:table-row table:style-name="ro1">
          <table:table-cell office:value-type="string" calcext:value-type="string">
            <text:p>3/8/13 5:01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218.8.245.179</text:p>
          </table:table-cell>
          <table:table-cell office:value-type="string" calcext:value-type="string">
            <text:p>CN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5.75" calcext:value-type="float">
            <text:p>45.75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office:value-type="string" calcext:value-type="string">
            <text:p>3/8/13 5:01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5.135.134.1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8.86" calcext:value-type="float">
            <text:p>48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3/8/13 5:0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22.76.217.179</text:p>
          </table:table-cell>
          <table:table-cell office:value-type="string" calcext:value-type="string">
            <text:p>C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4.4798" calcext:value-type="float">
            <text:p>24.4798</text:p>
          </table:table-cell>
          <table:table-cell office:value-type="float" office:value="118.0819" calcext:value-type="float">
            <text:p>118.0819</text:p>
          </table:table-cell>
        </table:table-row>
        <table:table-row table:style-name="ro1">
          <table:table-cell office:value-type="string" calcext:value-type="string">
            <text:p>3/8/13 5:10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95.219.192.13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5:1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61.147.103.88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5:14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42.96.158.20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5:24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0.174.24.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8/13 5:27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85.14.186.23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/>
          <table:table-cell office:value-type="float" office:value="52.35" calcext:value-type="float">
            <text:p>52.35</text:p>
          </table:table-cell>
          <table:table-cell office:value-type="float" office:value="4.9167" calcext:value-type="float">
            <text:p>4.9167</text:p>
          </table:table-cell>
        </table:table-row>
        <table:table-row table:style-name="ro1">
          <table:table-cell office:value-type="string" calcext:value-type="string">
            <text:p>3/8/13 5:2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89.43.65.239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CL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27.3333" calcext:value-type="float">
            <text:p>27.3333</text:p>
          </table:table-cell>
        </table:table-row>
        <table:table-row table:style-name="ro1">
          <table:table-cell office:value-type="string" calcext:value-type="string">
            <text:p>3/8/13 5:2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89.43.65.239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CL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27.3333" calcext:value-type="float">
            <text:p>27.3333</text:p>
          </table:table-cell>
        </table:table-row>
        <table:table-row table:style-name="ro1">
          <table:table-cell office:value-type="string" calcext:value-type="string">
            <text:p>3/8/13 5:28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199.114.242.24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536" calcext:value-type="float">
            <text:p>94536</text:p>
          </table:table-cell>
          <table:table-cell office:value-type="float" office:value="37.567" calcext:value-type="float">
            <text:p>37.567</text:p>
          </table:table-cell>
          <table:table-cell office:value-type="float" office:value="-121.9829" calcext:value-type="float">
            <text:p>-121.9829</text:p>
          </table:table-cell>
        </table:table-row>
        <table:table-row table:style-name="ro1">
          <table:table-cell office:value-type="string" calcext:value-type="string">
            <text:p>3/8/13 5:29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99.192.157.16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536" calcext:value-type="float">
            <text:p>94536</text:p>
          </table:table-cell>
          <table:table-cell office:value-type="float" office:value="37.567" calcext:value-type="float">
            <text:p>37.567</text:p>
          </table:table-cell>
          <table:table-cell office:value-type="float" office:value="-121.9829" calcext:value-type="float">
            <text:p>-121.9829</text:p>
          </table:table-cell>
        </table:table-row>
        <table:table-row table:style-name="ro1">
          <table:table-cell office:value-type="string" calcext:value-type="string">
            <text:p>3/8/13 5:3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8.186.12.243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5:30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25.46.57.94</text:p>
          </table:table-cell>
          <table:table-cell office:value-type="string" calcext:value-type="string">
            <text:p>C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4.6836" calcext:value-type="float">
            <text:p>34.6836</text:p>
          </table:table-cell>
          <table:table-cell office:value-type="float" office:value="113.5325" calcext:value-type="float">
            <text:p>113.5325</text:p>
          </table:table-cell>
        </table:table-row>
        <table:table-row table:style-name="ro1">
          <table:table-cell office:value-type="string" calcext:value-type="string">
            <text:p>3/8/13 5:31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0.173.14.75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5:3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20.181.168.154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5:3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2.80.188.24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V</text:p>
          </table:table-cell>
          <table:table-cell office:value-type="float" office:value="89074" calcext:value-type="float">
            <text:p>89074</text:p>
          </table:table-cell>
          <table:table-cell office:value-type="float" office:value="36.0312" calcext:value-type="float">
            <text:p>36.0312</text:p>
          </table:table-cell>
          <table:table-cell office:value-type="float" office:value="-115.0739" calcext:value-type="float">
            <text:p>-115.0739</text:p>
          </table:table-cell>
        </table:table-row>
        <table:table-row table:style-name="ro1">
          <table:table-cell office:value-type="string" calcext:value-type="string">
            <text:p>3/8/13 5:34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18.232.105.120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.4906" calcext:value-type="float">
            <text:p>37.4906</text:p>
          </table:table-cell>
          <table:table-cell office:value-type="float" office:value="127.02" calcext:value-type="float">
            <text:p>127.02</text:p>
          </table:table-cell>
        </table:table-row>
        <table:table-row table:style-name="ro1">
          <table:table-cell office:value-type="string" calcext:value-type="string">
            <text:p>3/8/13 5:34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216.195.49</text:p>
          </table:table-cell>
          <table:table-cell office:value-type="string" calcext:value-type="string">
            <text:p>C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2.8167" calcext:value-type="float">
            <text:p>22.8167</text:p>
          </table:table-cell>
          <table:table-cell office:value-type="float" office:value="108.3167" calcext:value-type="float">
            <text:p>108.3167</text:p>
          </table:table-cell>
        </table:table-row>
        <table:table-row table:style-name="ro1">
          <table:table-cell office:value-type="string" calcext:value-type="string">
            <text:p>3/8/13 5:35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67.198.176.22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2867" calcext:value-type="float">
            <text:p>92867</text:p>
          </table:table-cell>
          <table:table-cell office:value-type="float" office:value="33.8138" calcext:value-type="float">
            <text:p>33.8138</text:p>
          </table:table-cell>
          <table:table-cell office:value-type="float" office:value="-117.7986" calcext:value-type="float">
            <text:p>-117.7986</text:p>
          </table:table-cell>
        </table:table-row>
        <table:table-row table:style-name="ro1">
          <table:table-cell office:value-type="string" calcext:value-type="string">
            <text:p>3/8/13 5:37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5.47.49.135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5:38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61.131.218.218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5:40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8.244.159.167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5:41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71.97.130.47</text:p>
          </table:table-cell>
          <table:table-cell office:value-type="string" calcext:value-type="string">
            <text:p>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.754" calcext:value-type="float">
            <text:p>13.754</text:p>
          </table:table-cell>
          <table:table-cell office:value-type="float" office:value="100.5014" calcext:value-type="float">
            <text:p>100.5014</text:p>
          </table:table-cell>
        </table:table-row>
        <table:table-row table:style-name="ro1">
          <table:table-cell office:value-type="string" calcext:value-type="string">
            <text:p>3/8/13 5:41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71.97.130.47</text:p>
          </table:table-cell>
          <table:table-cell office:value-type="string" calcext:value-type="string">
            <text:p>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.754" calcext:value-type="float">
            <text:p>13.754</text:p>
          </table:table-cell>
          <table:table-cell office:value-type="float" office:value="100.5014" calcext:value-type="float">
            <text:p>100.5014</text:p>
          </table:table-cell>
        </table:table-row>
        <table:table-row table:style-name="ro1">
          <table:table-cell office:value-type="string" calcext:value-type="string">
            <text:p>3/8/13 5:42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99.48.144.6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159" calcext:value-type="float">
            <text:p>94159</text:p>
          </table:table-cell>
          <table:table-cell office:value-type="float" office:value="37.7749" calcext:value-type="float">
            <text:p>37.7749</text:p>
          </table:table-cell>
          <table:table-cell office:value-type="float" office:value="-122.4194" calcext:value-type="float">
            <text:p>-122.4194</text:p>
          </table:table-cell>
        </table:table-row>
        <table:table-row table:style-name="ro1">
          <table:table-cell office:value-type="string" calcext:value-type="string">
            <text:p>3/8/13 5:52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8.244.155.83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5:55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189.228.212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5:56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93.83.125.142</text:p>
          </table:table-cell>
          <table:table-cell office:value-type="string" calcext:value-type="string">
            <text:p>AT</text:p>
          </table:table-cell>
          <table:table-cell table:number-columns-repeated="2"/>
          <table:table-cell office:value-type="float" office:value="47.3333" calcext:value-type="float">
            <text:p>47.3333</text:p>
          </table:table-cell>
          <table:table-cell office:value-type="float" office:value="13.3333" calcext:value-type="float">
            <text:p>13.3333</text:p>
          </table:table-cell>
        </table:table-row>
        <table:table-row table:style-name="ro1">
          <table:table-cell office:value-type="string" calcext:value-type="string">
            <text:p>3/8/13 5:57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7.41.246.218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5:58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69.175.126.1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float" office:value="60654" calcext:value-type="float">
            <text:p>60654</text:p>
          </table:table-cell>
          <table:table-cell office:value-type="float" office:value="41.8876" calcext:value-type="float">
            <text:p>41.8876</text:p>
          </table:table-cell>
          <table:table-cell office:value-type="float" office:value="-87.6368" calcext:value-type="float">
            <text:p>-87.6368</text:p>
          </table:table-cell>
        </table:table-row>
        <table:table-row table:style-name="ro1">
          <table:table-cell office:value-type="string" calcext:value-type="string">
            <text:p>3/8/13 5:58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21.11.76.45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5:5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20.209.152.250</text:p>
          </table:table-cell>
          <table:table-cell office:value-type="string" calcext:value-type="string">
            <text:p>C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5:59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92.210.54.2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6:06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2.78.3.251</text:p>
          </table:table-cell>
          <table:table-cell office:value-type="string" calcext:value-type="string">
            <text:p>V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3/8/13 6:06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2.78.3.251</text:p>
          </table:table-cell>
          <table:table-cell office:value-type="string" calcext:value-type="string">
            <text:p>V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3/8/13 6:09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69.175.126.1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float" office:value="60654" calcext:value-type="float">
            <text:p>60654</text:p>
          </table:table-cell>
          <table:table-cell office:value-type="float" office:value="41.8876" calcext:value-type="float">
            <text:p>41.8876</text:p>
          </table:table-cell>
          <table:table-cell office:value-type="float" office:value="-87.6368" calcext:value-type="float">
            <text:p>-87.6368</text:p>
          </table:table-cell>
        </table:table-row>
        <table:table-row table:style-name="ro1">
          <table:table-cell office:value-type="string" calcext:value-type="string">
            <text:p>3/8/13 6:09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69.175.126.1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float" office:value="60654" calcext:value-type="float">
            <text:p>60654</text:p>
          </table:table-cell>
          <table:table-cell office:value-type="float" office:value="41.8876" calcext:value-type="float">
            <text:p>41.8876</text:p>
          </table:table-cell>
          <table:table-cell office:value-type="float" office:value="-87.6368" calcext:value-type="float">
            <text:p>-87.6368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54.252.24.5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-33.8615" calcext:value-type="float">
            <text:p>-33.8615</text:p>
          </table:table-cell>
          <table:table-cell office:value-type="float" office:value="151.2055" calcext:value-type="float">
            <text:p>151.2055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54.252.24.5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-33.8615" calcext:value-type="float">
            <text:p>-33.8615</text:p>
          </table:table-cell>
          <table:table-cell office:value-type="float" office:value="151.2055" calcext:value-type="float">
            <text:p>151.2055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54.252.24.5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-33.8615" calcext:value-type="float">
            <text:p>-33.8615</text:p>
          </table:table-cell>
          <table:table-cell office:value-type="float" office:value="151.2055" calcext:value-type="float">
            <text:p>151.2055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54.252.24.5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-33.8615" calcext:value-type="float">
            <text:p>-33.8615</text:p>
          </table:table-cell>
          <table:table-cell office:value-type="float" office:value="151.2055" calcext:value-type="float">
            <text:p>151.2055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18.8.245.179</text:p>
          </table:table-cell>
          <table:table-cell office:value-type="string" calcext:value-type="string">
            <text:p>CN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5.75" calcext:value-type="float">
            <text:p>45.75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69.175.126.1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float" office:value="60654" calcext:value-type="float">
            <text:p>60654</text:p>
          </table:table-cell>
          <table:table-cell office:value-type="float" office:value="41.8876" calcext:value-type="float">
            <text:p>41.8876</text:p>
          </table:table-cell>
          <table:table-cell office:value-type="float" office:value="-87.6368" calcext:value-type="float">
            <text:p>-87.6368</text:p>
          </table:table-cell>
        </table:table-row>
        <table:table-row table:style-name="ro1">
          <table:table-cell office:value-type="string" calcext:value-type="string">
            <text:p>3/8/13 6:12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69.175.126.1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float" office:value="60654" calcext:value-type="float">
            <text:p>60654</text:p>
          </table:table-cell>
          <table:table-cell office:value-type="float" office:value="41.8876" calcext:value-type="float">
            <text:p>41.8876</text:p>
          </table:table-cell>
          <table:table-cell office:value-type="float" office:value="-87.6368" calcext:value-type="float">
            <text:p>-87.6368</text:p>
          </table:table-cell>
        </table:table-row>
        <table:table-row table:style-name="ro1">
          <table:table-cell office:value-type="string" calcext:value-type="string">
            <text:p>3/8/13 6:12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69.175.126.1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float" office:value="60654" calcext:value-type="float">
            <text:p>60654</text:p>
          </table:table-cell>
          <table:table-cell office:value-type="float" office:value="41.8876" calcext:value-type="float">
            <text:p>41.8876</text:p>
          </table:table-cell>
          <table:table-cell office:value-type="float" office:value="-87.6368" calcext:value-type="float">
            <text:p>-87.6368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22.18.127.151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22.18.127.151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22.18.127.151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22.18.127.151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22.18.127.151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6:11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22.18.127.151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6:12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69.175.126.1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float" office:value="60654" calcext:value-type="float">
            <text:p>60654</text:p>
          </table:table-cell>
          <table:table-cell office:value-type="float" office:value="41.8876" calcext:value-type="float">
            <text:p>41.8876</text:p>
          </table:table-cell>
          <table:table-cell office:value-type="float" office:value="-87.6368" calcext:value-type="float">
            <text:p>-87.6368</text:p>
          </table:table-cell>
        </table:table-row>
        <table:table-row table:style-name="ro1">
          <table:table-cell office:value-type="string" calcext:value-type="string">
            <text:p>3/8/13 6:13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61.182.168.24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6.5667" calcext:value-type="float">
            <text:p>36.5667</text:p>
          </table:table-cell>
          <table:table-cell office:value-type="float" office:value="114.5333" calcext:value-type="float">
            <text:p>114.5333</text:p>
          </table:table-cell>
        </table:table-row>
        <table:table-row table:style-name="ro1">
          <table:table-cell office:value-type="string" calcext:value-type="string">
            <text:p>3/8/13 6:13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195.219.192.13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6:1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8.244.132.6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6:14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186.15.21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6:16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94.170.148.1</text:p>
          </table:table-cell>
          <table:table-cell office:value-type="string" calcext:value-type="string">
            <text:p>A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/8/13 6:18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92.161.92.5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4907" calcext:value-type="float">
            <text:p>32.4907</text:p>
          </table:table-cell>
          <table:table-cell office:value-type="float" office:value="119.9081" calcext:value-type="float">
            <text:p>119.9081</text:p>
          </table:table-cell>
        </table:table-row>
        <table:table-row table:style-name="ro1">
          <table:table-cell office:value-type="string" calcext:value-type="string">
            <text:p>3/8/13 6:19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7.41.243.18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6:19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92.161.92.5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4907" calcext:value-type="float">
            <text:p>32.4907</text:p>
          </table:table-cell>
          <table:table-cell office:value-type="float" office:value="119.9081" calcext:value-type="float">
            <text:p>119.9081</text:p>
          </table:table-cell>
        </table:table-row>
        <table:table-row table:style-name="ro1">
          <table:table-cell office:value-type="string" calcext:value-type="string">
            <text:p>3/8/13 6:19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92.161.92.5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4907" calcext:value-type="float">
            <text:p>32.4907</text:p>
          </table:table-cell>
          <table:table-cell office:value-type="float" office:value="119.9081" calcext:value-type="float">
            <text:p>119.9081</text:p>
          </table:table-cell>
        </table:table-row>
        <table:table-row table:style-name="ro1">
          <table:table-cell office:value-type="string" calcext:value-type="string">
            <text:p>3/8/13 6:20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92.161.92.5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4907" calcext:value-type="float">
            <text:p>32.4907</text:p>
          </table:table-cell>
          <table:table-cell office:value-type="float" office:value="119.9081" calcext:value-type="float">
            <text:p>119.9081</text:p>
          </table:table-cell>
        </table:table-row>
        <table:table-row table:style-name="ro1">
          <table:table-cell office:value-type="string" calcext:value-type="string">
            <text:p>3/8/13 6:21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21.11.76.45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6:21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5.135.134.1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8.86" calcext:value-type="float">
            <text:p>48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3/8/13 6:22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42.96.158.230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6:2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189.228.212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6:23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98.20.69.7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float" office:value="60661" calcext:value-type="float">
            <text:p>60661</text:p>
          </table:table-cell>
          <table:table-cell office:value-type="float" office:value="41.8825" calcext:value-type="float">
            <text:p>41.8825</text:p>
          </table:table-cell>
          <table:table-cell office:value-type="float" office:value="-87.6441" calcext:value-type="float">
            <text:p>-87.6441</text:p>
          </table:table-cell>
        </table:table-row>
        <table:table-row table:style-name="ro1">
          <table:table-cell office:value-type="string" calcext:value-type="string">
            <text:p>3/8/13 6:2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5.135.134.1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8.86" calcext:value-type="float">
            <text:p>48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3/8/13 6:26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42.96.143.119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6:29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23.162.192.161</text:p>
          </table:table-cell>
          <table:table-cell office:value-type="string" calcext:value-type="string">
            <text:p>C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4.6836" calcext:value-type="float">
            <text:p>34.6836</text:p>
          </table:table-cell>
          <table:table-cell office:value-type="float" office:value="113.5325" calcext:value-type="float">
            <text:p>113.5325</text:p>
          </table:table-cell>
        </table:table-row>
        <table:table-row table:style-name="ro1">
          <table:table-cell office:value-type="string" calcext:value-type="string">
            <text:p>3/8/13 6:3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0.173.14.75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6:29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99.192.155.21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536" calcext:value-type="float">
            <text:p>94536</text:p>
          </table:table-cell>
          <table:table-cell office:value-type="float" office:value="37.567" calcext:value-type="float">
            <text:p>37.567</text:p>
          </table:table-cell>
          <table:table-cell office:value-type="float" office:value="-121.9829" calcext:value-type="float">
            <text:p>-121.9829</text:p>
          </table:table-cell>
        </table:table-row>
        <table:table-row table:style-name="ro1">
          <table:table-cell office:value-type="string" calcext:value-type="string">
            <text:p>3/8/13 6:3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61.131.218.218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6:34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21.14.71.8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6:35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59.73.198.179</text:p>
          </table:table-cell>
          <table:table-cell office:value-type="string" calcext:value-type="string">
            <text:p>C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6:36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24.254.7.5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6:3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24.254.7.5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6:39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11.162.79.51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6:41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11.206.89.170</text:p>
          </table:table-cell>
          <table:table-cell office:value-type="string" calcext:value-type="string">
            <text:p>KR</text:p>
          </table:table-cell>
          <table:table-cell table:number-columns-repeated="2"/>
          <table:table-cell office:value-type="float" office:value="37.57" calcext:value-type="float">
            <text:p>37.57</text:p>
          </table:table-cell>
          <table:table-cell office:value-type="float" office:value="126.98" calcext:value-type="float">
            <text:p>126.98</text:p>
          </table:table-cell>
        </table:table-row>
        <table:table-row table:style-name="ro1">
          <table:table-cell office:value-type="string" calcext:value-type="string">
            <text:p>3/8/13 6:41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6.255.145.203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6:41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11.206.89.170</text:p>
          </table:table-cell>
          <table:table-cell office:value-type="string" calcext:value-type="string">
            <text:p>KR</text:p>
          </table:table-cell>
          <table:table-cell table:number-columns-repeated="2"/>
          <table:table-cell office:value-type="float" office:value="37.57" calcext:value-type="float">
            <text:p>37.57</text:p>
          </table:table-cell>
          <table:table-cell office:value-type="float" office:value="126.98" calcext:value-type="float">
            <text:p>126.98</text:p>
          </table:table-cell>
        </table:table-row>
        <table:table-row table:style-name="ro1">
          <table:table-cell office:value-type="string" calcext:value-type="string">
            <text:p>3/8/13 6:43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23.231.117.246</text:p>
          </table:table-cell>
          <table:table-cell office:value-type="string" calcext:value-type="string">
            <text:p>LK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3/8/13 6:43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23.231.117.246</text:p>
          </table:table-cell>
          <table:table-cell office:value-type="string" calcext:value-type="string">
            <text:p>LK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3/8/13 6:43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23.231.117.246</text:p>
          </table:table-cell>
          <table:table-cell office:value-type="string" calcext:value-type="string">
            <text:p>LK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3/8/13 6:43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15.238.177.51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.2936" calcext:value-type="float">
            <text:p>30.2936</text:p>
          </table:table-cell>
          <table:table-cell office:value-type="float" office:value="120.1614" calcext:value-type="float">
            <text:p>120.1614</text:p>
          </table:table-cell>
        </table:table-row>
        <table:table-row table:style-name="ro1">
          <table:table-cell office:value-type="string" calcext:value-type="string">
            <text:p>3/8/13 6:44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18.15.142.80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6:46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99.192.155.21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536" calcext:value-type="float">
            <text:p>94536</text:p>
          </table:table-cell>
          <table:table-cell office:value-type="float" office:value="37.567" calcext:value-type="float">
            <text:p>37.567</text:p>
          </table:table-cell>
          <table:table-cell office:value-type="float" office:value="-121.9829" calcext:value-type="float">
            <text:p>-121.9829</text:p>
          </table:table-cell>
        </table:table-row>
        <table:table-row table:style-name="ro1">
          <table:table-cell office:value-type="string" calcext:value-type="string">
            <text:p>3/8/13 6:47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16.99.156.7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6:49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09.186.88.243</text:p>
          </table:table-cell>
          <table:table-cell office:value-type="string" calcext:value-type="string">
            <text:p>IL</text:p>
          </table:table-cell>
          <table:table-cell table:number-columns-repeated="2"/>
          <table:table-cell office:value-type="float" office:value="31.5" calcext:value-type="float">
            <text:p>31.5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1">
          <table:table-cell office:value-type="string" calcext:value-type="string">
            <text:p>3/8/13 6:50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09.186.88.243</text:p>
          </table:table-cell>
          <table:table-cell office:value-type="string" calcext:value-type="string">
            <text:p>IL</text:p>
          </table:table-cell>
          <table:table-cell table:number-columns-repeated="2"/>
          <table:table-cell office:value-type="float" office:value="31.5" calcext:value-type="float">
            <text:p>31.5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1">
          <table:table-cell office:value-type="string" calcext:value-type="string">
            <text:p>3/8/13 6:52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80.146.122.184</text:p>
          </table:table-cell>
          <table:table-cell office:value-type="string" calcext:value-type="string">
            <text:p>J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.6864" calcext:value-type="float">
            <text:p>34.6864</text:p>
          </table:table-cell>
          <table:table-cell office:value-type="float" office:value="135.52" calcext:value-type="float">
            <text:p>135.52</text:p>
          </table:table-cell>
        </table:table-row>
        <table:table-row table:style-name="ro1">
          <table:table-cell office:value-type="string" calcext:value-type="string">
            <text:p>3/8/13 6:5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42.96.139.100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6:53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80.146.122.184</text:p>
          </table:table-cell>
          <table:table-cell office:value-type="string" calcext:value-type="string">
            <text:p>J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.6864" calcext:value-type="float">
            <text:p>34.6864</text:p>
          </table:table-cell>
          <table:table-cell office:value-type="float" office:value="135.52" calcext:value-type="float">
            <text:p>135.52</text:p>
          </table:table-cell>
        </table:table-row>
        <table:table-row table:style-name="ro1">
          <table:table-cell office:value-type="string" calcext:value-type="string">
            <text:p>3/8/13 6:53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80.146.122.184</text:p>
          </table:table-cell>
          <table:table-cell office:value-type="string" calcext:value-type="string">
            <text:p>J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.6864" calcext:value-type="float">
            <text:p>34.6864</text:p>
          </table:table-cell>
          <table:table-cell office:value-type="float" office:value="135.52" calcext:value-type="float">
            <text:p>135.52</text:p>
          </table:table-cell>
        </table:table-row>
        <table:table-row table:style-name="ro1">
          <table:table-cell office:value-type="string" calcext:value-type="string">
            <text:p>3/8/13 6:5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80.146.122.184</text:p>
          </table:table-cell>
          <table:table-cell office:value-type="string" calcext:value-type="string">
            <text:p>J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.6864" calcext:value-type="float">
            <text:p>34.6864</text:p>
          </table:table-cell>
          <table:table-cell office:value-type="float" office:value="135.52" calcext:value-type="float">
            <text:p>135.52</text:p>
          </table:table-cell>
        </table:table-row>
        <table:table-row table:style-name="ro1">
          <table:table-cell office:value-type="string" calcext:value-type="string">
            <text:p>3/8/13 6:5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80.146.122.184</text:p>
          </table:table-cell>
          <table:table-cell office:value-type="string" calcext:value-type="string">
            <text:p>J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.6864" calcext:value-type="float">
            <text:p>34.6864</text:p>
          </table:table-cell>
          <table:table-cell office:value-type="float" office:value="135.52" calcext:value-type="float">
            <text:p>135.52</text:p>
          </table:table-cell>
        </table:table-row>
        <table:table-row table:style-name="ro1">
          <table:table-cell office:value-type="string" calcext:value-type="string">
            <text:p>3/8/13 6:5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80.146.122.184</text:p>
          </table:table-cell>
          <table:table-cell office:value-type="string" calcext:value-type="string">
            <text:p>J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.6864" calcext:value-type="float">
            <text:p>34.6864</text:p>
          </table:table-cell>
          <table:table-cell office:value-type="float" office:value="135.52" calcext:value-type="float">
            <text:p>135.52</text:p>
          </table:table-cell>
        </table:table-row>
        <table:table-row table:style-name="ro1">
          <table:table-cell office:value-type="string" calcext:value-type="string">
            <text:p>3/8/13 6:5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80.146.122.184</text:p>
          </table:table-cell>
          <table:table-cell office:value-type="string" calcext:value-type="string">
            <text:p>J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.6864" calcext:value-type="float">
            <text:p>34.6864</text:p>
          </table:table-cell>
          <table:table-cell office:value-type="float" office:value="135.52" calcext:value-type="float">
            <text:p>135.52</text:p>
          </table:table-cell>
        </table:table-row>
        <table:table-row table:style-name="ro1">
          <table:table-cell office:value-type="string" calcext:value-type="string">
            <text:p>3/8/13 6:54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80.146.122.184</text:p>
          </table:table-cell>
          <table:table-cell office:value-type="string" calcext:value-type="string">
            <text:p>J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.6864" calcext:value-type="float">
            <text:p>34.6864</text:p>
          </table:table-cell>
          <table:table-cell office:value-type="float" office:value="135.52" calcext:value-type="float">
            <text:p>135.52</text:p>
          </table:table-cell>
        </table:table-row>
        <table:table-row table:style-name="ro1">
          <table:table-cell office:value-type="string" calcext:value-type="string">
            <text:p>3/8/13 6:55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50.30.113.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Y</text:p>
          </table:table-cell>
          <table:table-cell office:value-type="float" office:value="42276" calcext:value-type="float">
            <text:p>42276</text:p>
          </table:table-cell>
          <table:table-cell office:value-type="float" office:value="36.8736" calcext:value-type="float">
            <text:p>36.8736</text:p>
          </table:table-cell>
          <table:table-cell office:value-type="float" office:value="-86.8749" calcext:value-type="float">
            <text:p>-86.8749</text:p>
          </table:table-cell>
        </table:table-row>
        <table:table-row table:style-name="ro1">
          <table:table-cell office:value-type="string" calcext:value-type="string">
            <text:p>3/8/13 6:57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74.138.175.11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Z</text:p>
          </table:table-cell>
          <table:table-cell office:value-type="float" office:value="85281" calcext:value-type="float">
            <text:p>85281</text:p>
          </table:table-cell>
          <table:table-cell office:value-type="float" office:value="33.4357" calcext:value-type="float">
            <text:p>33.4357</text:p>
          </table:table-cell>
          <table:table-cell office:value-type="float" office:value="-111.9171" calcext:value-type="float">
            <text:p>-111.9171</text:p>
          </table:table-cell>
        </table:table-row>
        <table:table-row table:style-name="ro1">
          <table:table-cell office:value-type="string" calcext:value-type="string">
            <text:p>3/8/13 6:57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64.22.218.9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A</text:p>
          </table:table-cell>
          <table:table-cell office:value-type="float" office:value="50309" calcext:value-type="float">
            <text:p>50309</text:p>
          </table:table-cell>
          <table:table-cell office:value-type="float" office:value="41.5839" calcext:value-type="float">
            <text:p>41.5839</text:p>
          </table:table-cell>
          <table:table-cell office:value-type="float" office:value="-93.6289" calcext:value-type="float">
            <text:p>-93.6289</text:p>
          </table:table-cell>
        </table:table-row>
        <table:table-row table:style-name="ro1">
          <table:table-cell office:value-type="string" calcext:value-type="string">
            <text:p>3/8/13 6:59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99.188.110.1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085" calcext:value-type="float">
            <text:p>94085</text:p>
          </table:table-cell>
          <table:table-cell office:value-type="float" office:value="37.3887" calcext:value-type="float">
            <text:p>37.3887</text:p>
          </table:table-cell>
          <table:table-cell office:value-type="float" office:value="-122.0188" calcext:value-type="float">
            <text:p>-122.0188</text:p>
          </table:table-cell>
        </table:table-row>
        <table:table-row table:style-name="ro1">
          <table:table-cell office:value-type="string" calcext:value-type="string">
            <text:p>3/8/13 6:58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88.165.50.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8.86" calcext:value-type="float">
            <text:p>48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3/8/13 6:59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20.181.168.156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7:00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99.48.144.6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4159" calcext:value-type="float">
            <text:p>94159</text:p>
          </table:table-cell>
          <table:table-cell office:value-type="float" office:value="37.7749" calcext:value-type="float">
            <text:p>37.7749</text:p>
          </table:table-cell>
          <table:table-cell office:value-type="float" office:value="-122.4194" calcext:value-type="float">
            <text:p>-122.4194</text:p>
          </table:table-cell>
        </table:table-row>
        <table:table-row table:style-name="ro1">
          <table:table-cell office:value-type="string" calcext:value-type="string">
            <text:p>3/8/13 7:02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99.87.232.18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0017" calcext:value-type="float">
            <text:p>90017</text:p>
          </table:table-cell>
          <table:table-cell office:value-type="float" office:value="34.053" calcext:value-type="float">
            <text:p>34.053</text:p>
          </table:table-cell>
          <table:table-cell office:value-type="float" office:value="-118.2642" calcext:value-type="float">
            <text:p>-118.2642</text:p>
          </table:table-cell>
        </table:table-row>
        <table:table-row table:style-name="ro1">
          <table:table-cell office:value-type="string" calcext:value-type="string">
            <text:p>3/8/13 7:02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99.87.232.18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0017" calcext:value-type="float">
            <text:p>90017</text:p>
          </table:table-cell>
          <table:table-cell office:value-type="float" office:value="34.053" calcext:value-type="float">
            <text:p>34.053</text:p>
          </table:table-cell>
          <table:table-cell office:value-type="float" office:value="-118.2642" calcext:value-type="float">
            <text:p>-118.2642</text:p>
          </table:table-cell>
        </table:table-row>
        <table:table-row table:style-name="ro1">
          <table:table-cell office:value-type="string" calcext:value-type="string">
            <text:p>3/8/13 7:02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99.87.232.18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0017" calcext:value-type="float">
            <text:p>90017</text:p>
          </table:table-cell>
          <table:table-cell office:value-type="float" office:value="34.053" calcext:value-type="float">
            <text:p>34.053</text:p>
          </table:table-cell>
          <table:table-cell office:value-type="float" office:value="-118.2642" calcext:value-type="float">
            <text:p>-118.2642</text:p>
          </table:table-cell>
        </table:table-row>
        <table:table-row table:style-name="ro1">
          <table:table-cell office:value-type="string" calcext:value-type="string">
            <text:p>3/8/13 7:02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99.87.232.18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0017" calcext:value-type="float">
            <text:p>90017</text:p>
          </table:table-cell>
          <table:table-cell office:value-type="float" office:value="34.053" calcext:value-type="float">
            <text:p>34.053</text:p>
          </table:table-cell>
          <table:table-cell office:value-type="float" office:value="-118.2642" calcext:value-type="float">
            <text:p>-118.2642</text:p>
          </table:table-cell>
        </table:table-row>
        <table:table-row table:style-name="ro1">
          <table:table-cell office:value-type="string" calcext:value-type="string">
            <text:p>3/8/13 7:0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61.147.103.20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7:04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42.96.158.247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7:07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3.73.124.23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7:07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3.73.124.23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7:07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13.73.124.23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7:0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23.81.145.113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7:0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23.81.145.113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7:0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49.247.252.188</text:p>
          </table:table-cell>
          <table:table-cell office:value-type="string" calcext:value-type="string">
            <text:p>KR</text:p>
          </table:table-cell>
          <table:table-cell table:number-columns-repeated="2"/>
          <table:table-cell office:value-type="float" office:value="37.57" calcext:value-type="float">
            <text:p>37.57</text:p>
          </table:table-cell>
          <table:table-cell office:value-type="float" office:value="126.98" calcext:value-type="float">
            <text:p>126.98</text:p>
          </table:table-cell>
        </table:table-row>
        <table:table-row table:style-name="ro1">
          <table:table-cell office:value-type="string" calcext:value-type="string">
            <text:p>3/8/13 7:08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42.120.19.245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.2936" calcext:value-type="float">
            <text:p>30.2936</text:p>
          </table:table-cell>
          <table:table-cell office:value-type="float" office:value="120.1614" calcext:value-type="float">
            <text:p>120.1614</text:p>
          </table:table-cell>
        </table:table-row>
        <table:table-row table:style-name="ro1">
          <table:table-cell office:value-type="string" calcext:value-type="string">
            <text:p>3/8/13 7:10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5.135.134.1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8.86" calcext:value-type="float">
            <text:p>48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3/8/13 7:10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203.88.140.181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/8/13 7:11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203.88.140.181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/8/13 7:1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186.52.45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7:14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222.241.150.140</text:p>
          </table:table-cell>
          <table:table-cell office:value-type="string" calcext:value-type="string">
            <text:p>C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1792" calcext:value-type="float">
            <text:p>28.1792</text:p>
          </table:table-cell>
          <table:table-cell office:value-type="float" office:value="113.1136" calcext:value-type="float">
            <text:p>113.1136</text:p>
          </table:table-cell>
        </table:table-row>
        <table:table-row table:style-name="ro1">
          <table:table-cell office:value-type="string" calcext:value-type="string">
            <text:p>3/8/13 7:16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24.232.163.167</text:p>
          </table:table-cell>
          <table:table-cell office:value-type="string" calcext:value-type="string">
            <text:p>C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1792" calcext:value-type="float">
            <text:p>28.1792</text:p>
          </table:table-cell>
          <table:table-cell office:value-type="float" office:value="113.1136" calcext:value-type="float">
            <text:p>113.1136</text:p>
          </table:table-cell>
        </table:table-row>
        <table:table-row table:style-name="ro1">
          <table:table-cell office:value-type="string" calcext:value-type="string">
            <text:p>3/8/13 7:19</text:p>
          </table:table-cell>
          <table:table-cell office:value-type="string" calcext:value-type="string">
            <text:p>groucho-sa</text:p>
          </table:table-cell>
          <table:table-cell office:value-type="string" calcext:value-type="string">
            <text:p>121.14.71.8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7:19</text:p>
          </table:table-cell>
          <table:table-cell office:value-type="string" calcext:value-type="string">
            <text:p>zeppo-norcal</text:p>
          </table:table-cell>
          <table:table-cell office:value-type="string" calcext:value-type="string">
            <text:p>121.14.71.8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7:18</text:p>
          </table:table-cell>
          <table:table-cell office:value-type="string" calcext:value-type="string">
            <text:p>groucho-norcal</text:p>
          </table:table-cell>
          <table:table-cell office:value-type="string" calcext:value-type="string">
            <text:p>121.14.71.8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7:19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21.14.71.8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7:20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121.14.71.8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7:20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95.219.192.13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7:20</text:p>
          </table:table-cell>
          <table:table-cell office:value-type="string" calcext:value-type="string">
            <text:p>groucho-sydney</text:p>
          </table:table-cell>
          <table:table-cell office:value-type="string" calcext:value-type="string">
            <text:p>121.14.71.8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7:2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50.30.113.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KY</text:p>
          </table:table-cell>
          <table:table-cell office:value-type="float" office:value="42276" calcext:value-type="float">
            <text:p>42276</text:p>
          </table:table-cell>
          <table:table-cell office:value-type="float" office:value="36.8736" calcext:value-type="float">
            <text:p>36.8736</text:p>
          </table:table-cell>
          <table:table-cell office:value-type="float" office:value="-86.8749" calcext:value-type="float">
            <text:p>-86.8749</text:p>
          </table:table-cell>
        </table:table-row>
        <table:table-row table:style-name="ro1">
          <table:table-cell office:value-type="string" calcext:value-type="string">
            <text:p>3/8/13 7:24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21.10.109.93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7:24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218.15.142.80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7:24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98.13.109.24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7:27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82.52.201.75</text:p>
          </table:table-cell>
          <table:table-cell office:value-type="string" calcext:value-type="string">
            <text:p>T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/8/13 7:27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182.52.201.75</text:p>
          </table:table-cell>
          <table:table-cell office:value-type="string" calcext:value-type="string">
            <text:p>T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/8/13 7:28</text:p>
          </table:table-cell>
          <table:table-cell office:value-type="string" calcext:value-type="string">
            <text:p>groucho-tokyo</text:p>
          </table:table-cell>
          <table:table-cell office:value-type="string" calcext:value-type="string">
            <text:p>60.173.14.75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7:29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61.131.218.218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7:30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19.146.4.72</text:p>
          </table:table-cell>
          <table:table-cell office:value-type="string" calcext:value-type="string">
            <text:p>CN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.1853" calcext:value-type="float">
            <text:p>36.1853</text:p>
          </table:table-cell>
          <table:table-cell office:value-type="float" office:value="117.12" calcext:value-type="float">
            <text:p>117.12</text:p>
          </table:table-cell>
        </table:table-row>
        <table:table-row table:style-name="ro1">
          <table:table-cell office:value-type="string" calcext:value-type="string">
            <text:p>3/8/13 7:30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219.146.4.72</text:p>
          </table:table-cell>
          <table:table-cell office:value-type="string" calcext:value-type="string">
            <text:p>CN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.1853" calcext:value-type="float">
            <text:p>36.1853</text:p>
          </table:table-cell>
          <table:table-cell office:value-type="float" office:value="117.12" calcext:value-type="float">
            <text:p>117.12</text:p>
          </table:table-cell>
        </table:table-row>
        <table:table-row table:style-name="ro1">
          <table:table-cell office:value-type="string" calcext:value-type="string">
            <text:p>3/8/13 7:30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42.96.158.15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7:31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221.224.149.134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7:31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221.224.149.134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7:31</text:p>
          </table:table-cell>
          <table:table-cell office:value-type="string" calcext:value-type="string">
            <text:p>groucho-eu</text:p>
          </table:table-cell>
          <table:table-cell office:value-type="string" calcext:value-type="string">
            <text:p>221.224.149.134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7:33</text:p>
          </table:table-cell>
          <table:table-cell office:value-type="string" calcext:value-type="string">
            <text:p>groucho-oregon</text:p>
          </table:table-cell>
          <table:table-cell office:value-type="string" calcext:value-type="string">
            <text:p>118.244.183.173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7:35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14.163.112.153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7:35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14.163.112.153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7:35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14.163.112.153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7:35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14.163.112.153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7:35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14.163.112.153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7:36</text:p>
          </table:table-cell>
          <table:table-cell office:value-type="string" calcext:value-type="string">
            <text:p>groucho-us-east</text:p>
          </table:table-cell>
          <table:table-cell office:value-type="string" calcext:value-type="string">
            <text:p>114.163.112.153</text:p>
          </table:table-cell>
          <table:table-cell office:value-type="string" calcext:value-type="string">
            <text:p>J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.685" calcext:value-type="float">
            <text:p>35.685</text:p>
          </table:table-cell>
          <table:table-cell office:value-type="float" office:value="139.7514" calcext:value-type="float">
            <text:p>139.7514</text:p>
          </table:table-cell>
        </table:table-row>
        <table:table-row table:style-name="ro1">
          <table:table-cell office:value-type="string" calcext:value-type="string">
            <text:p>3/8/13 7:36</text:p>
          </table:table-cell>
          <table:table-cell office:value-type="string" calcext:value-type="string">
            <text:p>groucho-singapore</text:p>
          </table:table-cell>
          <table:table-cell office:value-type="string" calcext:value-type="string">
            <text:p>199.59.88.2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</text:p>
          </table:table-cell>
          <table:table-cell office:value-type="float" office:value="48334" calcext:value-type="float">
            <text:p>48334</text:p>
          </table:table-cell>
          <table:table-cell office:value-type="float" office:value="42.5065" calcext:value-type="float">
            <text:p>42.5065</text:p>
          </table:table-cell>
          <table:table-cell office:value-type="float" office:value="-83.3491" calcext:value-type="float">
            <text:p>-83.34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9:16:49.064274549</meta:creation-date>
    <dc:date>2021-10-11T19:17:10.205227135</dc:date>
    <meta:editing-duration>PT21S</meta:editing-duration>
    <meta:editing-cycles>1</meta:editing-cycles>
    <meta:document-statistic meta:table-count="1" meta:cell-count="3139" meta:object-count="0"/>
    <meta:generator>LibreOffice/6.0.7.3$Linux_X86_64 LibreOffice_project/00m0$Build-3</meta:generator>
  </office:meta>
</office:document-meta>
</file>